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/>
    </style:style>
    <style:style style:name="P10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1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</style:style>
    <style:style style:name="P12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</style:style>
    <style:style style:name="P13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/>
    </style:style>
    <style:style style:name="P14" style:family="paragraph" style:parent-style-name="Text_20_body" style:list-style-name="L3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5" style:family="paragraph" style:parent-style-name="Text_20_body" style:list-style-name="L4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6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17" style:family="paragraph" style:parent-style-name="Text_20_body" style:list-style-name="L3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18" style:family="paragraph" style:parent-style-name="Text_20_body" style:list-style-name="L4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0" style:family="paragraph" style:parent-style-name="Preformatted_20_Text" style:list-style-name="L4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fo:orphans="2" fo:widows="2"/>
    </style:style>
    <style:style style:name="P22" style:family="paragraph" style:parent-style-name="Preformatted_20_Text" style:list-style-name="L4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23" style:family="paragraph" style:parent-style-name="Heading_20_1">
      <style:paragraph-properties fo:line-height="200%" fo:text-align="start" style:justify-single-word="false" fo:orphans="2" fo:widows="2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P24" style:family="paragraph" style:parent-style-name="Heading_20_1">
      <style:paragraph-properties fo:margin-left="0in" fo:margin-right="0in" fo:line-height="200%" fo:text-align="start" style:justify-single-word="false" fo:orphans="2" fo:widows="2" fo:text-indent="0in" style:auto-text-indent="false"/>
      <style:text-properties fo:font-variant="normal" fo:text-transform="none" fo:color="#292929" style:font-name="Regular Patch" fo:letter-spacing="normal" fo:font-style="normal" fo:font-weight="bold"/>
    </style:style>
    <style:style style:name="P2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T1" style:family="text">
      <style:text-properties fo:font-variant="normal" fo:text-transform="none" fo:color="#484848" style:font-name="Nunito Sans" fo:font-size="14pt" fo:letter-spacing="normal" fo:font-style="normal" fo:font-weight="normal"/>
    </style:style>
    <style:style style:name="T2" style:family="text">
      <style:text-properties fo:font-variant="normal" fo:text-transform="none" fo:color="#484848" style:font-name="Nunito Sans" fo:font-size="14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484848" style:font-name="Nunito Sans" fo:font-size="14pt" fo:letter-spacing="normal" fo:font-style="normal" fo:font-weight="bold"/>
    </style:style>
    <style:style style:name="T4" style:family="text">
      <style:text-properties fo:font-variant="normal" fo:text-transform="none" fo:color="#484848" style:font-name="Nunito Sans" fo:font-size="14pt" fo:letter-spacing="normal" fo:font-style="normal" fo:font-weight="bold" fo:background-color="#ffffff" loext:char-shading-value="0"/>
    </style:style>
    <style:style style:name="T5" style:family="text">
      <style:text-properties fo:font-variant="normal" fo:text-transform="none" fo:color="#15141f" style:font-name="Monaco" fo:font-size="14pt" fo:letter-spacing="normal" fo:font-style="normal" fo:font-weight="normal" fo:background-color="#dfe0e0" loext:char-shading-value="0" loext:padding="0in" loext:border="none"/>
    </style:style>
    <style:style style:name="T6" style:family="text">
      <style:text-properties fo:font-variant="normal" fo:text-transform="none" fo:color="#ffffff" style:font-name="Monaco" fo:font-size="14pt" fo:letter-spacing="normal" fo:font-style="normal" fo:font-weight="normal" fo:background-color="#201e2f" loext:char-shading-value="0" loext:padding="0in" loext:border="none"/>
    </style:style>
    <style:style style:name="T7" style:family="text">
      <style:text-properties fo:font-variant="normal" fo:text-transform="none" fo:color="#ffffff" fo:letter-spacing="normal" fo:background-color="#201e2f" loext:char-shading-value="0" loext:padding="0in" loext:border="none"/>
    </style:style>
    <style:style style:name="T8" style:family="text">
      <style:text-properties fo:font-variant="normal" fo:text-transform="none" fo:color="#4b35ef" style:text-line-through-style="none" style:text-line-through-type="none" style:font-name="Nunito Sans" fo:font-size="14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92929" style:font-name="Regular Patch" fo:font-size="14pt" fo:letter-spacing="normal" fo:font-style="normal" fo:font-weight="bold"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WSER COMPATIBILITY AND TRANSPILATION</text:p>
      <text:h text:style-name="P24" text:outline-level="1">npm init</text:h>
      <text:p text:style-name="P4"><text:span text:style-name="T1">In the last exercise, you wrote one command in your terminal to transpile ES6 code to ES5. In the next five exercises you will learn how to setup a JavaScript project that transpiles code when you run </text:span><text:span text:style-name="Source_20_Text"><text:span text:style-name="T5">npm run build</text:span></text:span><text:span text:style-name="T1">from the root directory of a JavaScript project.</text:span></text:p>
      <text:p text:style-name="P11"><text:span text:style-name="T1">The first step is to place your ES6 JavaScript file in a directory called </text:span><text:span text:style-name="Strong_20_Emphasis"><text:span text:style-name="T3">src</text:span></text:span><text:span text:style-name="T1">. From your root directory, the path to the ES6 file is </text:span><text:span text:style-name="Strong_20_Emphasis"><text:span text:style-name="T3">./src/main.js</text:span></text:span></text:p>
      <text:p text:style-name="P9">The initial JavaScript project file structure is:</text:p>
      <text:p text:style-name="P19"><text:span text:style-name="Source_20_Text"><text:span text:style-name="T6">project</text:span></text:span></text:p>
      <text:p text:style-name="P21"><text:span text:style-name="Source_20_Text"><text:span text:style-name="T6">|_ src</text:span></text:span></text:p>
      <text:p text:style-name="P21"><text:span text:style-name="Source_20_Text"><text:span text:style-name="T6">|___ main.js</text:span></text:span></text:p>
      <text:p text:style-name="P11"><text:span text:style-name="T1">Before we install Babel, we need to setup our project to use the </text:span><text:a xlink:type="simple" xlink:href="https://docs.npmjs.com/getting-started/what-is-npm" office:target-frame-name="_blank" xlink:show="new" text:style-name="Internet_20_link" text:visited-style-name="Visited_20_Internet_20_Link"><text:span text:style-name="T8">node package manager (npm)</text:span></text:a><text:span text:style-name="T1">. Developers use </text:span><text:span text:style-name="Emphasis"><text:span text:style-name="T1">npm</text:span></text:span><text:span text:style-name="T1"> to access and manage Node packages. Node packages are directories that contain JavaScript code written by other developers. You can use these packages to reduce duplication of work and avoid bugs.</text:span></text:p>
      <text:p text:style-name="P4"><text:span text:style-name="T1">Before we can add Babel to our project directory, we need to run </text:span><text:span text:style-name="Source_20_Text"><text:span text:style-name="T5">npm init</text:span></text:span><text:span text:style-name="T1">. The </text:span><text:span text:style-name="Source_20_Text"><text:span text:style-name="T5">npm init</text:span></text:span><text:span text:style-name="T1"> command creates a </text:span><text:span text:style-name="Strong_20_Emphasis"><text:span text:style-name="T3">package.json</text:span></text:span><text:span text:style-name="T1"> file in the root directory.</text:span></text:p>
      <text:p text:style-name="P11"><text:span text:style-name="T1">A </text:span><text:span text:style-name="Strong_20_Emphasis"><text:span text:style-name="T3">package.json</text:span></text:span><text:span text:style-name="T1"> file contains information about the current JavaScript project. Some of this information includes:</text:span></text:p>
      <text:list xml:id="list1874840670" text:style-name="L1">
        <text:list-item>
          <text:p text:style-name="P13"><text:soft-page-break/>Metadata — This includes a project title, description, authors, and more.</text:p>
        </text:list-item>
        <text:list-item>
          <text:p text:style-name="P16"><text:span text:style-name="T1">A list of node packages required for the project — If another developer wants to run your project, npm looks inside </text:span><text:span text:style-name="Strong_20_Emphasis"><text:span text:style-name="T3">package.json</text:span></text:span><text:span text:style-name="T1"> and downloads the packages in this list.</text:span></text:p>
        </text:list-item>
        <text:list-item>
          <text:p text:style-name="P13">Key-value pairs for command line scripts — You can use npm to run these shorthand scripts to perform some process. In a later exercise, we will add a script that runs Babel and transpiles ES6 to ES5.</text:p>
        </text:list-item>
      </text:list>
      <text:p text:style-name="P4"><text:span text:style-name="T1">If you have Node installed on your computer, you can create a </text:span><text:span text:style-name="Strong_20_Emphasis"><text:span text:style-name="T3">package.json</text:span></text:span><text:span text:style-name="T1"> file by typing </text:span><text:span text:style-name="Source_20_Text"><text:span text:style-name="T5">npm init</text:span></text:span><text:span text:style-name="T1"> into the terminal.</text:span></text:p>
      <text:p text:style-name="P9">The terminal prompts you to fill in fields for the project's metadata (name, description, etc.)</text:p>
      <text:p text:style-name="P11"><text:span text:style-name="T1">You are not required to answer the prompts, though we recommend at minimum, you add your own title and description. If you don't want to fill in a field, you can press enter. npm will leave fill these fields with default values or leave them empty when it creates the </text:span><text:span text:style-name="Strong_20_Emphasis"><text:span text:style-name="T3">package.json</text:span></text:span><text:span text:style-name="T1"> file.</text:span></text:p>
      <text:p text:style-name="P4"><text:span text:style-name="T1">After you run </text:span><text:span text:style-name="Source_20_Text"><text:span text:style-name="T5">npm init</text:span></text:span><text:span text:style-name="T1"> your directory structure will contain the following files and folders:</text:span></text:p>
      <text:p text:style-name="P19"><text:span text:style-name="Source_20_Text"><text:span text:style-name="T6">project</text:span></text:span></text:p>
      <text:p text:style-name="P21"><text:span text:style-name="Source_20_Text"><text:span text:style-name="T6">|_ src</text:span></text:span></text:p>
      <text:p text:style-name="P21"><text:span text:style-name="Source_20_Text"><text:span text:style-name="T6">|___ main.js</text:span></text:span></text:p>
      <text:p text:style-name="P21"><text:span text:style-name="Source_20_Text"><text:span text:style-name="T6">|_ package.json</text:span></text:span></text:p>
      <text:p text:style-name="P12"><text:span text:style-name="T1">npm adds the </text:span><text:span text:style-name="Strong_20_Emphasis"><text:span text:style-name="T3">package.json</text:span></text:span><text:span text:style-name="T1"> file to the same level as the </text:span><text:span text:style-name="Strong_20_Emphasis"><text:span text:style-name="T3">src</text:span></text:span><text:span text:style-name="T1"> directory.</text:span></text:p>
      <text:p text:style-name="P1"/>
      <text:p text:style-name="P1"><text:soft-page-break/>BROWSER COMPATIBILITY AND TRANSPILATION</text:p>
      <text:h text:style-name="P24" text:outline-level="1">Install Node Packages</text:h>
      <text:p text:style-name="P4"><text:span text:style-name="T1">We use the npm </text:span><text:span text:style-name="Source_20_Text"><text:span text:style-name="T5">install</text:span></text:span><text:span text:style-name="T1"> command to install new Node packages locally. The </text:span><text:span text:style-name="Source_20_Text"><text:span text:style-name="T5">install</text:span></text:span><text:span text:style-name="T1"> command creates a folder called </text:span><text:span text:style-name="Strong_20_Emphasis"><text:span text:style-name="T3">node_modules</text:span></text:span><text:span text:style-name="T1"> and copies the package files to it. The </text:span><text:span text:style-name="Source_20_Text"><text:span text:style-name="T5">install</text:span></text:span><text:span text:style-name="T1"> command also installs all of the dependencies for the given package.</text:span></text:p>
      <text:p text:style-name="P4"><text:span text:style-name="T1">To install Babel, we need to </text:span><text:span text:style-name="Source_20_Text"><text:span text:style-name="T5">npm install</text:span></text:span><text:span text:style-name="T1"> two packages, </text:span><text:span text:style-name="Source_20_Text"><text:span text:style-name="T5">babel-cli</text:span></text:span><text:span text:style-name="T1"> and </text:span><text:span text:style-name="Source_20_Text"><text:span text:style-name="T5">babel-preset-env</text:span></text:span><text:span text:style-name="T1">. However, npm installs over one hundred other packages that are dependencies for Babel to run properly.</text:span></text:p>
      <text:p text:style-name="P9">We install Babel with the following two commands:</text:p>
      <text:p text:style-name="P19"><text:span text:style-name="Source_20_Text"><text:span text:style-name="T6">$ npm install babel-cli -D</text:span></text:span></text:p>
      <text:p text:style-name="P21"><text:span text:style-name="Source_20_Text"><text:span text:style-name="T6">$ npm install babel-preset-env -D</text:span></text:span></text:p>
      <text:p text:style-name="P4"><text:span text:style-name="T1">The </text:span><text:span text:style-name="Source_20_Text"><text:span text:style-name="T5">babel-cli</text:span></text:span><text:span text:style-name="T1"> package includes command line Babel tools, and the </text:span><text:span text:style-name="Source_20_Text"><text:span text:style-name="T5">babel-preset-env</text:span></text:span><text:span text:style-name="T1"> package has the code that maps any JavaScript feature, ES6 and above (ES6+), to ES5.</text:span></text:p>
      <text:p text:style-name="P4"><text:span text:style-name="T1">The </text:span><text:span text:style-name="Source_20_Text"><text:span text:style-name="T5">-D</text:span></text:span><text:span text:style-name="T1"> flag instructs npm to add each package to a property called </text:span><text:span text:style-name="Source_20_Text"><text:span text:style-name="T5">devDependencies</text:span></text:span><text:span text:style-name="T1"> in </text:span><text:span text:style-name="Strong_20_Emphasis"><text:span text:style-name="T3">package.json</text:span></text:span><text:span text:style-name="T1">. Once the project's dependencies are listed in </text:span><text:span text:style-name="Source_20_Text"><text:span text:style-name="T5">devDependencies</text:span></text:span><text:span text:style-name="T1">, other developers can run your project without installing each package separately. Instead, they can simply run </text:span><text:span text:style-name="Source_20_Text"><text:span text:style-name="T5">npm install</text:span></text:span><text:span text:style-name="T1"> — it instructs npm to look inside </text:span><text:span text:style-name="Strong_20_Emphasis"><text:span text:style-name="T3">package.json</text:span></text:span><text:span text:style-name="T1"> and download all of the packages listed in </text:span><text:span text:style-name="Source_20_Text"><text:span text:style-name="T5">devDependencies</text:span></text:span><text:span text:style-name="T1">.</text:span></text:p>
      <text:p text:style-name="P4"><text:soft-page-break/><text:span text:style-name="T1">Once you </text:span><text:span text:style-name="Source_20_Text"><text:span text:style-name="T5">npm install</text:span></text:span><text:span text:style-name="T1"> packages, you can find the Babel packages and all their dependencies in the </text:span><text:span text:style-name="Strong_20_Emphasis"><text:span text:style-name="T3">node_modules</text:span></text:span><text:span text:style-name="T1"> folder. The new directory structure contains the following:</text:span></text:p>
      <text:p text:style-name="P19"><text:span text:style-name="Source_20_Text"><text:span text:style-name="T6">project</text:span></text:span></text:p>
      <text:p text:style-name="P21"><text:span text:style-name="Source_20_Text"><text:span text:style-name="T6">|_ node_modules</text:span></text:span></text:p>
      <text:p text:style-name="P21"><text:span text:style-name="Source_20_Text"><text:span text:style-name="T6">|___ .bin</text:span></text:span></text:p>
      <text:p text:style-name="P21"><text:span text:style-name="Source_20_Text"><text:span text:style-name="T6">|___ ...</text:span></text:span></text:p>
      <text:p text:style-name="P21"><text:span text:style-name="Source_20_Text"><text:span text:style-name="T6">|_ src</text:span></text:span></text:p>
      <text:p text:style-name="P21"><text:span text:style-name="Source_20_Text"><text:span text:style-name="T6">|___ main.js</text:span></text:span></text:p>
      <text:p text:style-name="P21"><text:span text:style-name="Source_20_Text"><text:span text:style-name="T6">|_ package.json</text:span></text:span></text:p>
      <text:p text:style-name="P4"><text:span text:style-name="T1">The </text:span><text:span text:style-name="Source_20_Text"><text:span text:style-name="T5">...</text:span></text:span><text:span text:style-name="T1"> in the file structure above is a placeholder for 100+ packages that npm installed.</text:span></text:p>
      <text:p text:style-name="P2">BROWSER COMPATIBILITY AND TRANSPILATION</text:p>
      <text:h text:style-name="P23" text:outline-level="1">.babelrc</text:h>
      <text:p text:style-name="P10">Now that you've downloaded the Babel packages, you need to specify the version of the source JavaScript code.</text:p>
      <text:p text:style-name="P4"><text:span text:style-name="T2">You can specify the initial JavaScript version inside of a file named </text:span><text:span text:style-name="Strong_20_Emphasis"><text:span text:style-name="T4">.babelrc</text:span></text:span><text:span text:style-name="T2">. In your root directory, you can run </text:span><text:span text:style-name="Source_20_Text"><text:span text:style-name="T5">touch .babelrc</text:span></text:span><text:span text:style-name="T2"> to create this file.</text:span></text:p>
      <text:p text:style-name="P10">Your project directory contains the following folders and files:</text:p>
      <text:p text:style-name="P19"><text:span text:style-name="Source_20_Text"><text:span text:style-name="T6">project</text:span></text:span></text:p>
      <text:p text:style-name="P21"><text:span text:style-name="Source_20_Text"><text:span text:style-name="T6">|_ node_modules</text:span></text:span></text:p>
      <text:p text:style-name="P21"><text:span text:style-name="Source_20_Text"><text:span text:style-name="T6">|___ .bin</text:span></text:span></text:p>
      <text:p text:style-name="P21"><text:span text:style-name="Source_20_Text"><text:span text:style-name="T6">|___ ...</text:span></text:span></text:p>
      <text:p text:style-name="P21"><text:span text:style-name="Source_20_Text"><text:span text:style-name="T6">|_ src</text:span></text:span></text:p>
      <text:p text:style-name="P21"><text:span text:style-name="Source_20_Text"><text:span text:style-name="T6">|___ main.js</text:span></text:span></text:p>
      <text:p text:style-name="P21"><text:span text:style-name="Source_20_Text"><text:span text:style-name="T6">|_ .babelrc</text:span></text:span></text:p>
      <text:p text:style-name="P21"><text:span text:style-name="Source_20_Text"><text:span text:style-name="T6">|_ package.json</text:span></text:span></text:p>
      <text:p text:style-name="P11"><text:soft-page-break/><text:span text:style-name="T2">Inside </text:span><text:span text:style-name="Strong_20_Emphasis"><text:span text:style-name="T4">.babelrc</text:span></text:span><text:span text:style-name="T2"> you need to define the </text:span><text:span text:style-name="Emphasis"><text:span text:style-name="T2">preset</text:span></text:span><text:span text:style-name="T2"> for your source JavaScript file. The preset specifies the version of your initial JavaScript file.</text:span></text:p>
      <text:p text:style-name="P10">Usually, you want to transpile JavaScript code from versions ES6 and later (ES6+) to ES5. From this point on, we will refer to our source code as ES6+, because Ecma introduces new syntax with each new version of JavaScript.</text:p>
      <text:p text:style-name="P11"><text:span text:style-name="T2">To specify that we are transpiling code from an ES6+ source, we have to add the following JavaScript object into </text:span><text:span text:style-name="Strong_20_Emphasis"><text:span text:style-name="T4">.babelrc</text:span></text:span><text:span text:style-name="T2">:</text:span></text:p>
      <text:p text:style-name="P19"><text:span text:style-name="Source_20_Text"><text:span text:style-name="T6">{</text:span></text:span></text:p>
      <text:p text:style-name="P21"><text:span text:style-name="Source_20_Text"><text:span text:style-name="T7"><text:s text:c="2"/></text:span></text:span><text:span text:style-name="Source_20_Text"><text:span text:style-name="T6">"presets": ["env"]</text:span></text:span></text:p>
      <text:p text:style-name="P21"><text:span text:style-name="Source_20_Text"><text:span text:style-name="T6">}</text:span></text:span></text:p>
      <text:p text:style-name="P4"><text:span text:style-name="T2">When you run Babel, it looks in </text:span><text:span text:style-name="Strong_20_Emphasis"><text:span text:style-name="T4">.babelrc</text:span></text:span><text:span text:style-name="T2"> to determine the version of the initial JavaScript file. In this case, </text:span><text:span text:style-name="Source_20_Text"><text:span text:style-name="T5">["env"]</text:span></text:span><text:span text:style-name="T2"> instructs Babel to transpile any code from versions ES6 and later.</text:span></text:p>
      <text:p text:style-name="P5"/>
      <text:p text:style-name="P2">BROWSER COMPATIBILITY AND TRANSPILATION</text:p>
      <text:h text:style-name="P23" text:outline-level="1">Babel Source Lib</text:h>
      <text:p text:style-name="P11"><text:span text:style-name="T2">There's one last step before we can transpile our code. We need to specify a script in </text:span><text:span text:style-name="Strong_20_Emphasis"><text:span text:style-name="T4">package.json</text:span></text:span><text:span text:style-name="T2"> that initiates the ES6+ to ES5 transpilation.</text:span></text:p>
      <text:p text:style-name="P4"><text:span text:style-name="T2">Inside of the </text:span><text:span text:style-name="Strong_20_Emphasis"><text:span text:style-name="T4">package.json</text:span></text:span><text:span text:style-name="T2"> file, there is a property named </text:span><text:span text:style-name="Source_20_Text"><text:span text:style-name="T5">"scripts"</text:span></text:span><text:span text:style-name="T2"> that holds an object for specifying command line shortcuts. It looks like this:</text:span></text:p>
      <text:p text:style-name="P19"><text:span text:style-name="Source_20_Text"><text:span text:style-name="T6">...</text:span></text:span></text:p>
      <text:p text:style-name="P21"><text:span text:style-name="Source_20_Text"><text:span text:style-name="T6">"scripts": {</text:span></text:span></text:p>
      <text:p text:style-name="P21"><text:soft-page-break/><text:span text:style-name="Source_20_Text"><text:span text:style-name="T7"><text:s text:c="2"/></text:span></text:span><text:span text:style-name="Source_20_Text"><text:span text:style-name="T6">"test": "echo \"Error: no test specified\" &amp;&amp; exit 1"</text:span></text:span></text:p>
      <text:p text:style-name="P21"><text:span text:style-name="Source_20_Text"><text:span text:style-name="T6">}, ...</text:span></text:span></text:p>
      <text:p text:style-name="P4"><text:span text:style-name="T2">In the code above, the </text:span><text:span text:style-name="Source_20_Text"><text:span text:style-name="T5">"scripts"</text:span></text:span><text:span text:style-name="T2"> property contains an object with one property called </text:span><text:span text:style-name="Source_20_Text"><text:span text:style-name="T5">"test"</text:span></text:span><text:span text:style-name="T2">. Below the </text:span><text:span text:style-name="Source_20_Text"><text:span text:style-name="T5">"test"</text:span></text:span><text:span text:style-name="T2"> property, we will add a script that runs Babel like this:</text:span></text:p>
      <text:p text:style-name="P19"><text:span text:style-name="Source_20_Text"><text:span text:style-name="T6">...</text:span></text:span></text:p>
      <text:p text:style-name="P21"><text:span text:style-name="Source_20_Text"><text:span text:style-name="T6">"scripts": {</text:span></text:span></text:p>
      <text:p text:style-name="P21"><text:span text:style-name="Source_20_Text"><text:span text:style-name="T7"><text:s text:c="2"/></text:span></text:span><text:span text:style-name="Source_20_Text"><text:span text:style-name="T6">"test": "echo \"Error: no test specified\" &amp;&amp; exit 1",</text:span></text:span></text:p>
      <text:p text:style-name="P21"><text:span text:style-name="Source_20_Text"><text:span text:style-name="T7"><text:s text:c="2"/></text:span></text:span><text:span text:style-name="Source_20_Text"><text:span text:style-name="T6">"build": "babel src -d lib"</text:span></text:span></text:p>
      <text:p text:style-name="P21"><text:span text:style-name="Source_20_Text"><text:span text:style-name="T6">}</text:span></text:span></text:p>
      <text:p text:style-name="P4"><text:span text:style-name="T2">In the </text:span><text:span text:style-name="Source_20_Text"><text:span text:style-name="T5">"scripts"</text:span></text:span><text:span text:style-name="T2"> object above, we add a property called </text:span><text:span text:style-name="Source_20_Text"><text:span text:style-name="T5">"build"</text:span></text:span><text:span text:style-name="T2">. The property's value, </text:span><text:span text:style-name="Source_20_Text"><text:span text:style-name="T5">"babel src -d lib"</text:span></text:span><text:span text:style-name="T2">, is a command line method that transpiles ES6+ code to ES5. Let's consider each argument in the method call:</text:span></text:p>
      <text:list xml:id="list418175691" text:style-name="L2">
        <text:list-item>
          <text:p text:style-name="P6"><text:span text:style-name="Source_20_Text"><text:span text:style-name="T5">babel</text:span></text:span><text:span text:style-name="T2"> — The Babel command call responsible for transpiling code.</text:span></text:p>
        </text:list-item>
        <text:list-item>
          <text:p text:style-name="P6"><text:span text:style-name="Source_20_Text"><text:span text:style-name="T5">src</text:span></text:span><text:span text:style-name="T2"> — Instructs Babel to transpile all JavaScript code inside the </text:span><text:span text:style-name="Strong_20_Emphasis"><text:span text:style-name="T4">src</text:span></text:span><text:span text:style-name="T2"> directory.</text:span></text:p>
        </text:list-item>
        <text:list-item>
          <text:p text:style-name="P6"><text:span text:style-name="Source_20_Text"><text:span text:style-name="T5">-d</text:span></text:span><text:span text:style-name="T2"> — Instructs Babel to write the transpiled code to a directory.</text:span></text:p>
        </text:list-item>
        <text:list-item>
          <text:p text:style-name="P6"><text:span text:style-name="Source_20_Text"><text:span text:style-name="T5">lib</text:span></text:span><text:span text:style-name="T2"> — Babel writes the transpiled code to a directory called </text:span><text:span text:style-name="Source_20_Text"><text:span text:style-name="T5">lib</text:span></text:span><text:span text:style-name="T2">.</text:span></text:p>
        </text:list-item>
      </text:list>
      <text:p text:style-name="P4"><text:span text:style-name="T2">In the next exercise, we'll run the </text:span><text:span text:style-name="Source_20_Text"><text:span text:style-name="T5">babel src -d lib</text:span></text:span><text:span text:style-name="T2">method to transpile our ES6+ code.</text:span></text:p>
      <text:p text:style-name="P3"><text:line-break/><text:span text:style-name="T9">Build</text:span></text:p>
      <text:p text:style-name="P11"><text:span text:style-name="T2">We're ready to transpile our code! In the last exercise, we wrote the following script in </text:span><text:span text:style-name="Strong_20_Emphasis"><text:span text:style-name="T4">package.json</text:span></text:span><text:span text:style-name="T2">:</text:span></text:p>
      <text:p text:style-name="P19"><text:span text:style-name="Source_20_Text"><text:span text:style-name="T6">"build": "babel src -d lib"</text:span></text:span></text:p>
      <text:p text:style-name="P4"><text:span text:style-name="T2">Now, we need to call </text:span><text:span text:style-name="Source_20_Text"><text:span text:style-name="T5">"build"</text:span></text:span><text:span text:style-name="T2"> from the command line to transpile and write ES5 code to a directory called </text:span><text:span text:style-name="Source_20_Text"><text:span text:style-name="T5">lib</text:span></text:span><text:span text:style-name="T2">.</text:span></text:p>
      <text:p text:style-name="P10"><text:soft-page-break/>From the command line, we type:</text:p>
      <text:p text:style-name="P19"><text:span text:style-name="Source_20_Text"><text:span text:style-name="T6">npm run build</text:span></text:span></text:p>
      <text:p text:style-name="P4"><text:span text:style-name="T2">The command above runs the </text:span><text:span text:style-name="Source_20_Text"><text:span text:style-name="T5">build</text:span></text:span><text:span text:style-name="T2"> script in </text:span><text:span text:style-name="Strong_20_Emphasis"><text:span text:style-name="T4">package.json</text:span></text:span><text:span text:style-name="T2">.</text:span></text:p>
      <text:p text:style-name="P4"><text:span text:style-name="T2">Babel writes the ES5 code to a file named </text:span><text:span text:style-name="Strong_20_Emphasis"><text:span text:style-name="T4">main.js</text:span></text:span><text:span text:style-name="T2"> (it's always the same name as the original file), inside of a folder called </text:span><text:span text:style-name="Source_20_Text"><text:span text:style-name="T5">lib</text:span></text:span><text:span text:style-name="T2">. The resulting directory structure is:</text:span></text:p>
      <text:p text:style-name="P19"><text:span text:style-name="Source_20_Text"><text:span text:style-name="T6">project</text:span></text:span></text:p>
      <text:p text:style-name="P21"><text:span text:style-name="Source_20_Text"><text:span text:style-name="T6">|_ lib</text:span></text:span></text:p>
      <text:p text:style-name="P21"><text:span text:style-name="Source_20_Text"><text:span text:style-name="T6">|___ main.js</text:span></text:span></text:p>
      <text:p text:style-name="P21"><text:span text:style-name="Source_20_Text"><text:span text:style-name="T6">|_ node_modules</text:span></text:span></text:p>
      <text:p text:style-name="P21"><text:span text:style-name="Source_20_Text"><text:span text:style-name="T6">|___ .bin</text:span></text:span></text:p>
      <text:p text:style-name="P21"><text:span text:style-name="Source_20_Text"><text:span text:style-name="T6">|___ ...</text:span></text:span></text:p>
      <text:p text:style-name="P21"><text:span text:style-name="Source_20_Text"><text:span text:style-name="T6">|_ src</text:span></text:span></text:p>
      <text:p text:style-name="P21"><text:span text:style-name="Source_20_Text"><text:span text:style-name="T6">|___ main.js</text:span></text:span></text:p>
      <text:p text:style-name="P21"><text:span text:style-name="Source_20_Text"><text:span text:style-name="T6">|_ .babelrc</text:span></text:span></text:p>
      <text:p text:style-name="P21"><text:span text:style-name="Source_20_Text"><text:span text:style-name="T6">|_ package.json</text:span></text:span></text:p>
      <text:p text:style-name="P11"><text:span text:style-name="T2">Notice, the directory contains a new folder named </text:span><text:span text:style-name="Strong_20_Emphasis"><text:span text:style-name="T4">lib</text:span></text:span><text:span text:style-name="T2">, with one file, called </text:span><text:span text:style-name="Strong_20_Emphasis"><text:span text:style-name="T4">main.js</text:span></text:span><text:span text:style-name="T2">.</text:span></text:p>
      <text:p text:style-name="P4"><text:span text:style-name="T2">The </text:span><text:span text:style-name="Source_20_Text"><text:span text:style-name="T5">npm run build</text:span></text:span><text:span text:style-name="T2"> command will transpile all JavaScript files inside of the </text:span><text:span text:style-name="Strong_20_Emphasis"><text:span text:style-name="T4">src</text:span></text:span><text:span text:style-name="T2"> folder. This is helpful as you build larger JavaScript projects — regardless of the number of JavaScript files, you only need to run one command (</text:span><text:span text:style-name="Source_20_Text"><text:span text:style-name="T5">npm run build</text:span></text:span><text:span text:style-name="T2">) to transpile all of your code.</text:span></text:p>
      <text:p text:style-name="P5"/>
      <text:h text:style-name="P25" text:outline-level="1">Review</text:h>
      <text:p text:style-name="P10">In this lesson, you learned about browser compatibility and transpilation. Let's review the key concepts:</text:p>
      <text:list xml:id="list1080900905" text:style-name="L3">
        <text:list-item>
          <text:p text:style-name="P14">ES5 — The old JavaScript version that is supported by all modern web browsers.</text:p>
        </text:list-item>
        <text:list-item>
          <text:p text:style-name="P17"><text:soft-page-break/><text:span text:style-name="T2">ES6 — The new(er) JavaScript version that is </text:span><text:span text:style-name="Emphasis"><text:span text:style-name="T2">not</text:span></text:span><text:span text:style-name="T2">supported by all modern web browsers. The syntax is more readable, similar to other programming languages, and addresses the source of common bugs in ES5.</text:span></text:p>
        </text:list-item>
        <text:list-item>
          <text:p text:style-name="P14">caniuse.com — a website you can use to look up HTML, CSS, and JavaScript browser compatibility information.</text:p>
        </text:list-item>
        <text:list-item>
          <text:p text:style-name="P14">Babel — A JavaScript package that transpiles JavaScript ES6+ code to ES5.</text:p>
        </text:list-item>
        <text:list-item>
          <text:p text:style-name="P7"><text:span text:style-name="Source_20_Text"><text:span text:style-name="T5">npm init</text:span></text:span><text:span text:style-name="T2"> — A terminal command that creates a </text:span><text:span text:style-name="Strong_20_Emphasis"><text:span text:style-name="T4">package.json</text:span></text:span><text:span text:style-name="T2"> file.</text:span></text:p>
        </text:list-item>
        <text:list-item>
          <text:p text:style-name="P17"><text:span text:style-name="Strong_20_Emphasis"><text:span text:style-name="T4">package.json</text:span></text:span><text:span text:style-name="T2"> — A file that contains information about a JavaScript project.</text:span></text:p>
        </text:list-item>
        <text:list-item>
          <text:p text:style-name="P7"><text:span text:style-name="Source_20_Text"><text:span text:style-name="T5">npm install</text:span></text:span><text:span text:style-name="T2"> — A command that installs Node packages.</text:span></text:p>
        </text:list-item>
        <text:list-item>
          <text:p text:style-name="P7"><text:span text:style-name="Source_20_Text"><text:span text:style-name="T5">babel-cli</text:span></text:span><text:span text:style-name="T2"> — A Node package that contains command line tools for Babel.</text:span></text:p>
        </text:list-item>
        <text:list-item>
          <text:p text:style-name="P7"><text:span text:style-name="Source_20_Text"><text:span text:style-name="T5">babel-preset-env</text:span></text:span><text:span text:style-name="T2"> — A Node package that contains ES6+ to ES5 syntax mapping information.</text:span></text:p>
        </text:list-item>
        <text:list-item>
          <text:p text:style-name="P17"><text:span text:style-name="Strong_20_Emphasis"><text:span text:style-name="T4">.babelrc</text:span></text:span><text:span text:style-name="T2"> — A file that specifies the version of the JavaScript source code.</text:span></text:p>
        </text:list-item>
        <text:list-item>
          <text:p text:style-name="P7"><text:span text:style-name="Source_20_Text"><text:span text:style-name="T5">"build"</text:span></text:span><text:span text:style-name="T2"> script — A </text:span><text:span text:style-name="Strong_20_Emphasis"><text:span text:style-name="T4">package.json</text:span></text:span><text:span text:style-name="T2"> script that you use to tranpsile ES6+ code to ES5.</text:span></text:p>
        </text:list-item>
        <text:list-item>
          <text:p text:style-name="P7"><text:span text:style-name="Source_20_Text"><text:span text:style-name="T5">npm run build</text:span></text:span><text:span text:style-name="T2"> — A command that runs the </text:span><text:span text:style-name="Source_20_Text"><text:span text:style-name="T5">build</text:span></text:span><text:span text:style-name="T2">script and transpiles ES6+ code to ES5.</text:span></text:p>
        </text:list-item>
      </text:list>
      <text:p text:style-name="P10">For future reference, here is a list of the steps needed to set up a project for transpilation:</text:p>
      <text:list xml:id="list4012055477" text:style-name="L4">
        <text:list-item>
          <text:p text:style-name="P8"><text:soft-page-break/><text:span text:style-name="T2">Initialize your project using </text:span><text:span text:style-name="Source_20_Text"><text:span text:style-name="T5">npm init</text:span></text:span><text:span text:style-name="T2"> and create a directory called </text:span><text:span text:style-name="Strong_20_Emphasis"><text:span text:style-name="T4">src</text:span></text:span></text:p>
        </text:list-item>
        <text:list-item>
          <text:p text:style-name="P15">Install babel dependencies by running</text:p>
          <text:p text:style-name="P20"><text:span text:style-name="Source_20_Text"><text:span text:style-name="T6">npm install babel-cli -D</text:span></text:span></text:p>
          <text:p text:style-name="P22"><text:span text:style-name="Source_20_Text"><text:span text:style-name="T6">npm install babel-preset-env -D</text:span></text:span></text:p>
        </text:list-item>
        <text:list-item>
          <text:p text:style-name="P18"><text:span text:style-name="T2">Create a </text:span><text:span text:style-name="Strong_20_Emphasis"><text:span text:style-name="T4">.babelrc</text:span></text:span><text:span text:style-name="T2"> file inside your project and add the following code inside it:</text:span></text:p>
          <text:p text:style-name="P20"><text:span text:style-name="Source_20_Text"><text:span text:style-name="T6">{</text:span></text:span></text:p>
          <text:p text:style-name="P22"><text:span text:style-name="Source_20_Text"><text:span text:style-name="T7"><text:s text:c="2"/></text:span></text:span><text:span text:style-name="Source_20_Text"><text:span text:style-name="T6">"presets": ["env"]</text:span></text:span></text:p>
          <text:p text:style-name="P22"><text:span text:style-name="Source_20_Text"><text:span text:style-name="T6">}</text:span></text:span></text:p>
        </text:list-item>
        <text:list-item>
          <text:p text:style-name="P8"><text:span text:style-name="T2">Add the following script to your </text:span><text:span text:style-name="Source_20_Text"><text:span text:style-name="T5">scripts</text:span></text:span><text:span text:style-name="T2"> object in </text:span><text:span text:style-name="Strong_20_Emphasis"><text:span text:style-name="T4">package.json</text:span></text:span><text:span text:style-name="T2">:</text:span></text:p>
          <text:p text:style-name="P20"><text:span text:style-name="Source_20_Text"><text:span text:style-name="T6">"build": "babel src -d lib"</text:span></text:span></text:p>
        </text:list-item>
        <text:list-item>
          <text:p text:style-name="P8"><text:span text:style-name="T2">Run </text:span><text:span text:style-name="Source_20_Text"><text:span text:style-name="T5">npm run build</text:span></text:span><text:span text:style-name="T2"> whenever you want to transpile your code from your </text:span><text:span text:style-name="Strong_20_Emphasis"><text:span text:style-name="T4">src</text:span></text:span><text:span text:style-name="T2"> to </text:span><text:span text:style-name="Strong_20_Emphasis"><text:span text:style-name="T4">lib</text:span></text:span><text:span text:style-name="T2"> directories.</text:span></text:p>
        </text:list-item>
      </text:list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42:37.462234837</meta:creation-date>
    <dc:date>2018-11-28T17:02:08.929724872</dc:date>
    <meta:editing-duration>PT19M3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9" meta:paragraph-count="128" meta:word-count="1489" meta:character-count="8847" meta:non-whitespace-character-count="7476"/>
  </office:meta>
</office:document-meta>
</file>